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48.63pt" svg:y="115.03pt">
            <loext:p draw:notify-on-update-of-ranges="Sheet1.A1:Sheet1.A1 Sheet1.A2:Sheet1.A5 Sheet1.B1:Sheet1.B1 Sheet1.B2:Sheet1.B5 Sheet1.C1:Sheet1.C1 Sheet1.C2:Sheet1.C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ar search</text:p>
          </table:table-cell>
          <table:table-cell office:value-type="string" calcext:value-type="string">
            <text:p>Binary sea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 1</text:p>
          </table:table-cell>
          <table:table-cell office:value-type="float" office:value="0.07204" calcext:value-type="float">
            <text:p>0.07204</text:p>
          </table:table-cell>
          <table:table-cell office:value-type="float" office:value="0.0230185" calcext:value-type="float">
            <text:p>0.0230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 2</text:p>
          </table:table-cell>
          <table:table-cell office:value-type="float" office:value="0.22459" calcext:value-type="float">
            <text:p>0.22459</text:p>
          </table:table-cell>
          <table:table-cell office:value-type="float" office:value="0.0202921" calcext:value-type="float">
            <text:p>0.0202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 3</text:p>
          </table:table-cell>
          <table:table-cell office:value-type="float" office:value="1.07385" calcext:value-type="float">
            <text:p>1.07385</text:p>
          </table:table-cell>
          <table:table-cell office:value-type="float" office:value="0.0276653" calcext:value-type="float">
            <text:p>0.0276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 4</text:p>
          </table:table-cell>
          <table:table-cell/>
          <table:table-cell office:value-type="float" office:value="3772.62" calcext:value-type="float">
            <text:p>3772.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ogarithmic c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22:54:28.045467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7:19:55.993737025</meta:creation-date>
    <dc:date>2018-06-25T23:37:12.801957236</dc:date>
    <meta:editing-duration>PT1H8M33S</meta:editing-duration>
    <meta:editing-cycles>2</meta:editing-cycles>
    <meta:generator>LibreOffice/5.1.6.2$Linux_X86_64 LibreOffice_project/10m0$Build-2</meta:generator>
    <meta:document-statistic meta:table-count="1" meta:cell-count="1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3.952cm" style:legend-expansion="high" chart:style-name="ch2"/>
        <chart:plot-area chart:style-name="ch3" table:cell-range-address="Sheet1.A1:Sheet1.C5" chart:data-source-has-labels="both" svg:x="1.331cm" svg:y="0.18cm" svg:width="11.477cm" svg:height="7.659cm">
          <chartooo:coordinate-region svg:x="2.508cm" svg:y="0.379cm" svg:width="10.3cm" svg:height="6.813cm"/>
          <chart:axis chart:dimension="x" chart:name="primary-x" chart:style-name="ch4" chartooo:axis-type="auto">
            <chartooo:date-scale/>
            <chart:title svg:x="6.112cm" svg:y="8.019cm" chart:style-name="ch5">
              <text:p>Benchmarks</text:p>
            </chart:title>
            <chart:categories table:cell-range-address="Sheet1.A2:Sheet1.A5"/>
          </chart:axis>
          <chart:axis chart:dimension="y" chart:name="primary-y" chart:style-name="ch6">
            <chart:title svg:x="0.451cm" svg:y="5.164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series chart:style-name="ch10" chart:values-cell-range-address="Sheet1.C2:Sheet1.C5" chart:label-cell-address="Sheet1.C1:Sheet1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search</text:p>
                <draw:g>
                  <svg:desc>Sheet1.B1:Sheet1.B1</svg:desc>
                </draw:g>
              </table:table-cell>
              <table:table-cell office:value-type="string">
                <text:p>Binary searc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ch 1</text:p>
                <draw:g>
                  <svg:desc>Sheet1.A2:Sheet1.A5</svg:desc>
                </draw:g>
              </table:table-cell>
              <table:table-cell office:value-type="float" office:value="0.07204">
                <text:p>0.07204</text:p>
                <draw:g>
                  <svg:desc>Sheet1.B2:Sheet1.B5</svg:desc>
                </draw:g>
              </table:table-cell>
              <table:table-cell office:value-type="float" office:value="0.0230185">
                <text:p>0.0230185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Bench 2</text:p>
              </table:table-cell>
              <table:table-cell office:value-type="float" office:value="0.22459">
                <text:p>0.22459</text:p>
              </table:table-cell>
              <table:table-cell office:value-type="float" office:value="0.0202921">
                <text:p>0.0202921</text:p>
              </table:table-cell>
            </table:table-row>
            <table:table-row>
              <table:table-cell office:value-type="string">
                <text:p>Bench 3</text:p>
              </table:table-cell>
              <table:table-cell office:value-type="float" office:value="1.07385">
                <text:p>1.07385</text:p>
              </table:table-cell>
              <table:table-cell office:value-type="float" office:value="0.0276653">
                <text:p>0.0276653</text:p>
              </table:table-cell>
            </table:table-row>
            <table:table-row>
              <table:table-cell office:value-type="string">
                <text:p>Bench 4</text:p>
              </table:table-cell>
              <table:table-cell office:value-type="float" office:value="NaN">
                <text:p>NaN</text:p>
              </table:table-cell>
              <table:table-cell office:value-type="float" office:value="3772.62">
                <text:p>3772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